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4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4">
            <text:p>0906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4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5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5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5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6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6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6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6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6">
            <text:p>0906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7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7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8">
            <text:p>0906 <text:s/>110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8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8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8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9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9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9">
            <text:p>0906 <text:s/>110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09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1">
            <text:p>0906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3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3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3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4">
            <text:p>0906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4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4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4">
            <text:p>0906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4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4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5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5">
            <text:p>0906 <text:s/>11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6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6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6">
            <text:p>0906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6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7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7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7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8">
            <text:p>0906 <text:s/>110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8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8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8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9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9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9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9">
            <text:p>0906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19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2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21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21">
            <text:p>0906 <text:s/>1103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4">
            <text:p>0906 <text:s/>11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5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5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6">
            <text:p>0906 <text:s/>11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6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7">
            <text:p>0906 <text:s/>11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7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8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9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39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1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1">
            <text:p>0906 <text:s/>11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2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2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3">
            <text:p>0906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3">
            <text:p>0906 <text:s/>110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3">
            <text:p>0906 <text:s/>110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3">
            <text:p>0906 <text:s/>110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3">
            <text:p>0906 <text:s/>110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4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4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4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4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4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4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5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5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5">
            <text:p>0906 <text:s/>11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6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6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6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6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6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6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7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7">
            <text:p>0906 <text:s/>110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7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7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7">
            <text:p>0906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8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8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9">
            <text:p>0906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9">
            <text:p>0906 <text:s/>11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9">
            <text:p>0906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9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49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9-06T11:03:02.5">
            <text:p>0906 <text:s/>110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06T11:03:02.5">
            <text:p>2021/9/6 11:0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6T11:03:02.5">
            <text:p>0906 <text:s/>1103</text:p>
          </table:table-cell>
          <table:table-cell table:style-name="ce7" table:formula="of:=NOW()" office:value-type="date" office:date-value="2021-09-06T11:03:02.5">
            <text:p>0906 <text:s/>110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06T11:03:02.5">
            <text:p>0906 <text:s/>110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 table:number-columns-repeated="2"/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6T11:02:58.72">
            <text:p>0906 <text:s/>110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06T11:03:02.86">
            <text:p>0906 <text:s/>1103</text:p>
          </table:table-cell>
          <table:table-cell table:style-name="ce7" table:formula="of:=NOW()" office:value-type="date" office:date-value="2021-09-06T11:03:02.86">
            <text:p>0906 <text:s/>110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06T11:03:02.86">
            <text:p>0906 <text:s/>110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2021/09/06</text:date>, <text:time>11:0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06T11:03:01.45</dc:date>
    <dc:creator>iwabuchi ken</dc:creator>
    <meta:editing-duration>P6DT21H58M45S</meta:editing-duration>
    <meta:editing-cycles>1027</meta:editing-cycles>
    <meta:generator>OpenOffice/4.1.3$Win32 OpenOffice.org_project/413m1$Build-9783</meta:generator>
    <meta:document-statistic meta:table-count="2" meta:cell-count="1228" meta:object-count="0"/>
  </office:meta>
</office:document-meta>
</file>